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81pt"/>
    </style:style>
    <style:style style:name="co2" style:family="table-column">
      <style:table-column-properties fo:break-before="auto" style:column-width="119.45pt"/>
    </style:style>
    <style:style style:name="co3" style:family="table-column">
      <style:table-column-properties fo:break-before="auto" style:column-width="51.59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61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2.84pt"/>
    </style:style>
    <style:style style:name="co8" style:family="table-column">
      <style:table-column-properties fo:break-before="auto" style:column-width="78.86pt"/>
    </style:style>
    <style:style style:name="co9" style:family="table-column">
      <style:table-column-properties fo:break-before="auto" style:column-width="76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100.9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ses-among-vaccinated-94 (1)" table:style-name="ta1">
        <table:shapes>
          <draw:frame draw:z-index="0" draw:style-name="gr1" draw:text-style-name="P1" svg:width="699.39pt" svg:height="378.6pt" svg:x="831.83pt" svg:y="2.95pt">
            <draw:object draw:notify-on-update-of-ranges="'cases-among-vaccinated-94 (1)'.B1:'cases-among-vaccinated-94 (1)'.B1 'cases-among-vaccinated-94 (1)'.B2:'cases-among-vaccinated-94 (1)'.B259 'cases-among-vaccinated-94 (1)'.C1:'cases-among-vaccinated-94 (1)'.C1 'cases-among-vaccinated-94 (1)'.C2:'cases-among-vaccinated-94 (1)'.C259 'cases-among-vaccinated-94 (1)'.D1:'cases-among-vaccinated-94 (1)'.D1 'cases-among-vaccinated-94 (1)'.D2:'cases-among-vaccinated-94 (1)'.D259 'cases-among-vaccinated-94 (1)'.E1:'cases-among-vaccinated-94 (1)'.E1 'cases-among-vaccinated-94 (1)'.E2:'cases-among-vaccinated-94 (1)'.E259 'cases-among-vaccinated-94 (1)'.F1:'cases-among-vaccinated-94 (1)'.F1 'cases-among-vaccinated-94 (1)'.F2:'cases-among-vaccinated-94 (1)'.F259 'cases-among-vaccinated-94 (1)'.G1:'cases-among-vaccinated-94 (1)'.G1 'cases-among-vaccinated-94 (1)'.G2:'cases-among-vaccinated-94 (1)'.G259 'cases-among-vaccinated-94 (1)'.H1:'cases-among-vaccinated-94 (1)'.H1 'cases-among-vaccinated-94 (1)'.H2:'cases-among-vaccinated-94 (1)'.H259 'cases-among-vaccinated-94 (1)'.I1:'cases-among-vaccinated-94 (1)'.I1 'cases-among-vaccinated-94 (1)'.I2:'cases-among-vaccinated-94 (1)'.I259 'cases-among-vaccinated-94 (1)'.J1:'cases-among-vaccinated-94 (1)'.J1 'cases-among-vaccinated-94 (1)'.J2:'cases-among-vaccinated-94 (1)'.J259 'cases-among-vaccinated-94 (1)'.K1:'cases-among-vaccinated-94 (1)'.K1 'cases-among-vaccinated-94 (1)'.K2:'cases-among-vaccinated-94 (1)'.K2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99.39pt" svg:height="378.6pt" svg:x="829.96pt" svg:y="386.48pt">
            <draw:object draw:notify-on-update-of-ranges="'cases-among-vaccinated-94 (1)'.B2:'cases-among-vaccinated-94 (1)'.B259 'cases-among-vaccinated-94 (1)'.C1:'cases-among-vaccinated-94 (1)'.C1 'cases-among-vaccinated-94 (1)'.C2:'cases-among-vaccinated-94 (1)'.C259 'cases-among-vaccinated-94 (1)'.D1:'cases-among-vaccinated-94 (1)'.D1 'cases-among-vaccinated-94 (1)'.D2:'cases-among-vaccinated-94 (1)'.D259 'cases-among-vaccinated-94 (1)'.E1:'cases-among-vaccinated-94 (1)'.E1 'cases-among-vaccinated-94 (1)'.E2:'cases-among-vaccinated-94 (1)'.E259 'cases-among-vaccinated-94 (1)'.F1:'cases-among-vaccinated-94 (1)'.F1 'cases-among-vaccinated-94 (1)'.F2:'cases-among-vaccinated-94 (1)'.F259 'cases-among-vaccinated-94 (1)'.G1:'cases-among-vaccinated-94 (1)'.G1 'cases-among-vaccinated-94 (1)'.G2:'cases-among-vaccinated-94 (1)'.G259 'cases-among-vaccinated-94 (1)'.H1:'cases-among-vaccinated-94 (1)'.H1 'cases-among-vaccinated-94 (1)'.H2:'cases-among-vaccinated-94 (1)'.H259 'cases-among-vaccinated-94 (1)'.I1:'cases-among-vaccinated-94 (1)'.I1 'cases-among-vaccinated-94 (1)'.I2:'cases-among-vaccinated-94 (1)'.I259 'cases-among-vaccinated-94 (1)'.J1:'cases-among-vaccinated-94 (1)'.J1 'cases-among-vaccinated-94 (1)'.J2:'cases-among-vaccinated-94 (1)'.J259 'cases-among-vaccinated-94 (1)'.K1:'cases-among-vaccinated-94 (1)'.K1 'cases-among-vaccinated-94 (1)'.K2:'cases-among-vaccinated-94 (1)'.K25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ge_group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positive_1_6_days_after_1st_dose</text:p>
          </table:table-cell>
          <table:table-cell office:value-type="string" calcext:value-type="string">
            <text:p>positive_7_13_days_after_1st_dose</text:p>
          </table:table-cell>
          <table:table-cell office:value-type="string" calcext:value-type="string">
            <text:p>positive_14_20_days_after_1st_dose</text:p>
          </table:table-cell>
          <table:table-cell office:value-type="string" calcext:value-type="string">
            <text:p>positive_above_20_days_after_1st_dose</text:p>
          </table:table-cell>
          <table:table-cell office:value-type="string" calcext:value-type="string">
            <text:p>positive_1_6_days_after_2nd_dose</text:p>
          </table:table-cell>
          <table:table-cell office:value-type="string" calcext:value-type="string">
            <text:p>positive_7_13_days_after_2nd_dose</text:p>
          </table:table-cell>
          <table:table-cell office:value-type="string" calcext:value-type="string">
            <text:p>positive_14_20_days_after_2nd_dose</text:p>
          </table:table-cell>
          <table:table-cell office:value-type="string" calcext:value-type="string">
            <text:p>positive_above_20_days_after_2nd_dose</text:p>
          </table:table-cell>
          <table:table-cell office:value-type="string" calcext:value-type="string">
            <text:p>Sum_positive_without_vaccination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0-12-20 - 2020-12-26</text:p>
          </table:table-cell>
          <table:table-cell table:number-columns-repeated="8"/>
          <table:table-cell office:value-type="float" office:value="7835" calcext:value-type="float">
            <text:p>7835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0-12-20 - 2020-12-26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790" calcext:value-type="float">
            <text:p>4790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0-12-20 - 2020-12-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3819" calcext:value-type="float">
            <text:p>3819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0-12-20 - 2020-12-26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3457" calcext:value-type="float">
            <text:p>3457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0-12-20 - 2020-12-2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2571" calcext:value-type="float">
            <text:p>2571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0-12-20 - 2020-12-26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827" calcext:value-type="float">
            <text:p>1827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0-12-20 - 2020-12-2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922" calcext:value-type="float">
            <text:p>922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0-12-20 - 2020-12-26</text:p>
          </table:table-cell>
          <table:table-cell office:value-type="string" calcext:value-type="string">
            <text:p>&lt;5</text:p>
          </table:table-cell>
          <table:table-cell table:number-columns-repeated="7"/>
          <table:table-cell office:value-type="float" office:value="424" calcext:value-type="float">
            <text:p>424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0-12-20 - 2020-12-26</text:p>
          </table:table-cell>
          <table:table-cell table:number-columns-repeated="8"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0-12-27 - 2021-01-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12329" calcext:value-type="float">
            <text:p>12329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0-12-27 - 2021-01-02</text:p>
          </table:table-cell>
          <table:table-cell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6410" calcext:value-type="float">
            <text:p>6410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0-12-27 - 2021-01-02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5064" calcext:value-type="float">
            <text:p>5064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0-12-27 - 2021-01-02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4177" calcext:value-type="float">
            <text:p>4177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0-12-27 - 2021-01-02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3184" calcext:value-type="float">
            <text:p>3184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0-12-27 - 2021-01-02</text:p>
          </table:table-cell>
          <table:table-cell office:value-type="float" office:value="288" calcext:value-type="float">
            <text:p>288</text:p>
          </table:table-cell>
          <table:table-cell office:value-type="float" office:value="138" calcext:value-type="float">
            <text:p>138</text:p>
          </table:table-cell>
          <table:table-cell table:number-columns-repeated="6"/>
          <table:table-cell office:value-type="float" office:value="1929" calcext:value-type="float">
            <text:p>1929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0-12-27 - 2021-01-02</text:p>
          </table:table-cell>
          <table:table-cell office:value-type="float" office:value="166" calcext:value-type="float">
            <text:p>16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981" calcext:value-type="float">
            <text:p>981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0-12-27 - 2021-01-02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444" calcext:value-type="float">
            <text:p>444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0-12-27 - 2021-01-0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1-03 - 2021-01-09</text:p>
          </table:table-cell>
          <table:table-cell office:value-type="float" office:value="89" calcext:value-type="float">
            <text:p>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7676" calcext:value-type="float">
            <text:p>17676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1-03 - 2021-01-09</text:p>
          </table:table-cell>
          <table:table-cell office:value-type="float" office:value="275" calcext:value-type="float">
            <text:p>275</text:p>
          </table:table-cell>
          <table:table-cell office:value-type="float" office:value="239" calcext:value-type="float">
            <text:p>239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8610" calcext:value-type="float">
            <text:p>8610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1-03 - 2021-01-09</text:p>
          </table:table-cell>
          <table:table-cell office:value-type="float" office:value="292" calcext:value-type="float">
            <text:p>292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6415" calcext:value-type="float">
            <text:p>6415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1-03 - 2021-01-09</text:p>
          </table:table-cell>
          <table:table-cell office:value-type="float" office:value="384" calcext:value-type="float">
            <text:p>384</text:p>
          </table:table-cell>
          <table:table-cell office:value-type="float" office:value="430" calcext:value-type="float">
            <text:p>430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5303" calcext:value-type="float">
            <text:p>5303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1-03 - 2021-01-09</text:p>
          </table:table-cell>
          <table:table-cell office:value-type="float" office:value="474" calcext:value-type="float">
            <text:p>474</text:p>
          </table:table-cell>
          <table:table-cell office:value-type="float" office:value="491" calcext:value-type="float">
            <text:p>49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3381" calcext:value-type="float">
            <text:p>3381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1-03 - 2021-01-09</text:p>
          </table:table-cell>
          <table:table-cell office:value-type="float" office:value="469" calcext:value-type="float">
            <text:p>469</text:p>
          </table:table-cell>
          <table:table-cell office:value-type="float" office:value="804" calcext:value-type="float">
            <text:p>804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1630" calcext:value-type="float">
            <text:p>163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1-03 - 2021-01-09</text:p>
          </table:table-cell>
          <table:table-cell office:value-type="float" office:value="246" calcext:value-type="float">
            <text:p>246</text:p>
          </table:table-cell>
          <table:table-cell office:value-type="float" office:value="458" calcext:value-type="float">
            <text:p>458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714" calcext:value-type="float">
            <text:p>714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1-03 - 2021-01-09</text:p>
          </table:table-cell>
          <table:table-cell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381" calcext:value-type="float">
            <text:p>381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1-03 - 2021-01-09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1-10 - 2021-01-16</text:p>
          </table:table-cell>
          <table:table-cell office:value-type="float" office:value="39" calcext:value-type="float">
            <text:p>39</text:p>
          </table:table-cell>
          <table:table-cell office:value-type="float" office:value="131" calcext:value-type="float">
            <text:p>131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605" calcext:value-type="float">
            <text:p>21605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1-10 - 2021-01-16</text:p>
          </table:table-cell>
          <table:table-cell office:value-type="float" office:value="139" calcext:value-type="float">
            <text:p>139</text:p>
          </table:table-cell>
          <table:table-cell office:value-type="float" office:value="437" calcext:value-type="float">
            <text:p>43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9312" calcext:value-type="float">
            <text:p>9312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1-10 - 2021-01-16</text:p>
          </table:table-cell>
          <table:table-cell office:value-type="float" office:value="166" calcext:value-type="float">
            <text:p>166</text:p>
          </table:table-cell>
          <table:table-cell office:value-type="float" office:value="481" calcext:value-type="float">
            <text:p>48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7045" calcext:value-type="float">
            <text:p>7045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1-10 - 2021-01-16</text:p>
          </table:table-cell>
          <table:table-cell office:value-type="float" office:value="284" calcext:value-type="float">
            <text:p>284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5471" calcext:value-type="float">
            <text:p>5471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1-10 - 2021-01-16</text:p>
          </table:table-cell>
          <table:table-cell office:value-type="float" office:value="287" calcext:value-type="float">
            <text:p>287</text:p>
          </table:table-cell>
          <table:table-cell office:value-type="float" office:value="959" calcext:value-type="float">
            <text:p>95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374" calcext:value-type="float">
            <text:p>3374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1-10 - 2021-01-16</text:p>
          </table:table-cell>
          <table:table-cell office:value-type="float" office:value="188" calcext:value-type="float">
            <text:p>188</text:p>
          </table:table-cell>
          <table:table-cell office:value-type="float" office:value="999" calcext:value-type="float">
            <text:p>999</text:p>
          </table:table-cell>
          <table:table-cell office:value-type="float" office:value="686" calcext:value-type="float">
            <text:p>68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336" calcext:value-type="float">
            <text:p>1336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1-10 - 2021-01-16</text:p>
          </table:table-cell>
          <table:table-cell office:value-type="float" office:value="91" calcext:value-type="float">
            <text:p>91</text:p>
          </table:table-cell>
          <table:table-cell office:value-type="float" office:value="587" calcext:value-type="float">
            <text:p>587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606" calcext:value-type="float">
            <text:p>606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1-10 - 2021-01-16</text:p>
          </table:table-cell>
          <table:table-cell office:value-type="float" office:value="53" calcext:value-type="float">
            <text:p>53</text:p>
          </table:table-cell>
          <table:table-cell office:value-type="float" office:value="333" calcext:value-type="float">
            <text:p>333</text:p>
          </table:table-cell>
          <table:table-cell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96" calcext:value-type="float">
            <text:p>296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1-10 - 2021-01-16</text:p>
          </table:table-cell>
          <table:table-cell office:value-type="float" office:value="20" calcext:value-type="float">
            <text:p>20</text:p>
          </table:table-cell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1-17 - 2021-01-23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19214" calcext:value-type="float">
            <text:p>19214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1-17 - 2021-01-23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143" calcext:value-type="float">
            <text:p>8143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1-17 - 2021-01-23</text:p>
          </table:table-cell>
          <table:table-cell office:value-type="float" office:value="125" calcext:value-type="float">
            <text:p>125</text:p>
          </table:table-cell>
          <table:table-cell office:value-type="float" office:value="235" calcext:value-type="float">
            <text:p>235</text:p>
          </table:table-cell>
          <table:table-cell office:value-type="float" office:value="202" calcext:value-type="float">
            <text:p>202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934" calcext:value-type="float">
            <text:p>5934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1-17 - 2021-01-23</text:p>
          </table:table-cell>
          <table:table-cell office:value-type="float" office:value="244" calcext:value-type="float">
            <text:p>244</text:p>
          </table:table-cell>
          <table:table-cell office:value-type="float" office:value="410" calcext:value-type="float">
            <text:p>410</text:p>
          </table:table-cell>
          <table:table-cell office:value-type="float" office:value="331" calcext:value-type="float">
            <text:p>33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395" calcext:value-type="float">
            <text:p>4395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1-17 - 2021-01-23</text:p>
          </table:table-cell>
          <table:table-cell office:value-type="float" office:value="283" calcext:value-type="float">
            <text:p>283</text:p>
          </table:table-cell>
          <table:table-cell office:value-type="float" office:value="564" calcext:value-type="float">
            <text:p>564</text:p>
          </table:table-cell>
          <table:table-cell office:value-type="float" office:value="553" calcext:value-type="float">
            <text:p>553</text:p>
          </table:table-cell>
          <table:table-cell office:value-type="float" office:value="118" calcext:value-type="float">
            <text:p>118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03" calcext:value-type="float">
            <text:p>2503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1-17 - 2021-01-23</text:p>
          </table:table-cell>
          <table:table-cell office:value-type="float" office:value="72" calcext:value-type="float">
            <text:p>72</text:p>
          </table:table-cell>
          <table:table-cell office:value-type="float" office:value="353" calcext:value-type="float">
            <text:p>353</text:p>
          </table:table-cell>
          <table:table-cell office:value-type="float" office:value="722" calcext:value-type="float">
            <text:p>722</text:p>
          </table:table-cell>
          <table:table-cell office:value-type="float" office:value="170" calcext:value-type="float">
            <text:p>170</text:p>
          </table:table-cell>
          <table:table-cell office:value-type="float" office:value="152" calcext:value-type="float">
            <text:p>15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33" calcext:value-type="float">
            <text:p>1133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1-17 - 2021-01-23</text:p>
          </table:table-cell>
          <table:table-cell office:value-type="float" office:value="24" calcext:value-type="float">
            <text:p>24</text:p>
          </table:table-cell>
          <table:table-cell office:value-type="float" office:value="151" calcext:value-type="float">
            <text:p>151</text:p>
          </table:table-cell>
          <table:table-cell office:value-type="float" office:value="422" calcext:value-type="float">
            <text:p>422</text:p>
          </table:table-cell>
          <table:table-cell office:value-type="float" office:value="141" calcext:value-type="float">
            <text:p>141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1-17 - 2021-01-23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60" calcext:value-type="float">
            <text:p>260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1-17 - 2021-01-23</text:p>
          </table:table-cell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1-24 - 2021-01-30</text:p>
          </table:table-cell>
          <table:table-cell office:value-type="float" office:value="217" calcext:value-type="float">
            <text:p>217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17900" calcext:value-type="float">
            <text:p>17900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1-24 - 2021-01-30</text:p>
          </table:table-cell>
          <table:table-cell office:value-type="float" office:value="356" calcext:value-type="float">
            <text:p>356</text:p>
          </table:table-cell>
          <table:table-cell office:value-type="float" office:value="435" calcext:value-type="float">
            <text:p>43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594" calcext:value-type="float">
            <text:p>7594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1-24 - 2021-01-30</text:p>
          </table:table-cell>
          <table:table-cell office:value-type="float" office:value="238" calcext:value-type="float">
            <text:p>238</text:p>
          </table:table-cell>
          <table:table-cell office:value-type="float" office:value="272" calcext:value-type="float">
            <text:p>272</text:p>
          </table:table-cell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080" calcext:value-type="float">
            <text:p>5080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1-24 - 2021-01-30</text:p>
          </table:table-cell>
          <table:table-cell office:value-type="float" office:value="415" calcext:value-type="float">
            <text:p>415</text:p>
          </table:table-cell>
          <table:table-cell office:value-type="float" office:value="597" calcext:value-type="float">
            <text:p>597</text:p>
          </table:table-cell>
          <table:table-cell office:value-type="float" office:value="215" calcext:value-type="float">
            <text:p>215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480" calcext:value-type="float">
            <text:p>3480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1-24 - 2021-01-30</text:p>
          </table:table-cell>
          <table:table-cell office:value-type="float" office:value="180" calcext:value-type="float">
            <text:p>180</text:p>
          </table:table-cell>
          <table:table-cell office:value-type="float" office:value="567" calcext:value-type="float">
            <text:p>567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2046" calcext:value-type="float">
            <text:p>2046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1-24 - 2021-01-30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229" calcext:value-type="float">
            <text:p>229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1-24 - 2021-01-3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151" calcext:value-type="float">
            <text:p>151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1-24 - 2021-01-3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9" calcext:value-type="float">
            <text:p>239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1-24 - 2021-01-30</text:p>
          </table:table-cell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1-31 - 2021-02-06</text:p>
          </table:table-cell>
          <table:table-cell office:value-type="float" office:value="306" calcext:value-type="float">
            <text:p>306</text:p>
          </table:table-cell>
          <table:table-cell office:value-type="float" office:value="656" calcext:value-type="float">
            <text:p>656</text:p>
          </table:table-cell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733" calcext:value-type="float">
            <text:p>17733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1-31 - 2021-02-06</text:p>
          </table:table-cell>
          <table:table-cell office:value-type="float" office:value="412" calcext:value-type="float">
            <text:p>412</text:p>
          </table:table-cell>
          <table:table-cell office:value-type="float" office:value="758" calcext:value-type="float">
            <text:p>758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417" calcext:value-type="float">
            <text:p>7417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1-31 - 2021-02-06</text:p>
          </table:table-cell>
          <table:table-cell office:value-type="float" office:value="322" calcext:value-type="float">
            <text:p>322</text:p>
          </table:table-cell>
          <table:table-cell office:value-type="float" office:value="471" calcext:value-type="float">
            <text:p>471</text:p>
          </table:table-cell>
          <table:table-cell office:value-type="float" office:value="135" calcext:value-type="float">
            <text:p>13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&lt;5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1-31 - 2021-02-06</text:p>
          </table:table-cell>
          <table:table-cell office:value-type="float" office:value="305" calcext:value-type="float">
            <text:p>305</text:p>
          </table:table-cell>
          <table:table-cell office:value-type="float" office:value="803" calcext:value-type="float">
            <text:p>803</text:p>
          </table:table-cell>
          <table:table-cell office:value-type="float" office:value="395" calcext:value-type="float">
            <text:p>395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15" calcext:value-type="float">
            <text:p>3215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1-31 - 2021-02-06</text:p>
          </table:table-cell>
          <table:table-cell office:value-type="float" office:value="136" calcext:value-type="float">
            <text:p>136</text:p>
          </table:table-cell>
          <table:table-cell office:value-type="float" office:value="406" calcext:value-type="float">
            <text:p>406</text:p>
          </table:table-cell>
          <table:table-cell office:value-type="float" office:value="388" calcext:value-type="float">
            <text:p>388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46" calcext:value-type="float">
            <text:p>1946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1-31 - 2021-02-06</text:p>
          </table:table-cell>
          <table:table-cell office:value-type="float" office:value="53" calcext:value-type="float">
            <text:p>53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932" calcext:value-type="float">
            <text:p>932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1-31 - 2021-02-06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416" calcext:value-type="float">
            <text:p>416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1-31 - 2021-02-0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1-31 - 2021-02-06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2-07 - 2021-02-13</text:p>
          </table:table-cell>
          <table:table-cell office:value-type="float" office:value="142" calcext:value-type="float">
            <text:p>142</text:p>
          </table:table-cell>
          <table:table-cell office:value-type="float" office:value="418" calcext:value-type="float">
            <text:p>418</text:p>
          </table:table-cell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14004" calcext:value-type="float">
            <text:p>14004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2-07 - 2021-02-13</text:p>
          </table:table-cell>
          <table:table-cell office:value-type="float" office:value="347" calcext:value-type="float">
            <text:p>347</text:p>
          </table:table-cell>
          <table:table-cell office:value-type="float" office:value="535" calcext:value-type="float">
            <text:p>535</text:p>
          </table:table-cell>
          <table:table-cell office:value-type="float" office:value="207" calcext:value-type="float">
            <text:p>207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2-07 - 2021-02-13</text:p>
          </table:table-cell>
          <table:table-cell office:value-type="float" office:value="293" calcext:value-type="float">
            <text:p>293</text:p>
          </table:table-cell>
          <table:table-cell office:value-type="float" office:value="489" calcext:value-type="float">
            <text:p>489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2-07 - 2021-02-13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349" calcext:value-type="float">
            <text:p>349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2-07 - 2021-02-13</text:p>
          </table:table-cell>
          <table:table-cell office:value-type="float" office:value="89" calcext:value-type="float">
            <text:p>89</text:p>
          </table:table-cell>
          <table:table-cell office:value-type="float" office:value="265" calcext:value-type="float">
            <text:p>265</text:p>
          </table:table-cell>
          <table:table-cell office:value-type="float" office:value="253" calcext:value-type="float">
            <text:p>253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2-07 - 2021-02-13</text:p>
          </table:table-cell>
          <table:table-cell office:value-type="float" office:value="29" calcext:value-type="float">
            <text:p>29</text:p>
          </table:table-cell>
          <table:table-cell office:value-type="float" office:value="104" calcext:value-type="float">
            <text:p>104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817" calcext:value-type="float">
            <text:p>817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2-07 - 2021-02-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326" calcext:value-type="float">
            <text:p>326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2-07 - 2021-02-1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2-07 - 2021-02-13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&lt;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2-14 - 2021-02-20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9962" calcext:value-type="float">
            <text:p>9962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2-14 - 2021-02-20</text:p>
          </table:table-cell>
          <table:table-cell office:value-type="float" office:value="411" calcext:value-type="float">
            <text:p>411</text:p>
          </table:table-cell>
          <table:table-cell office:value-type="float" office:value="489" calcext:value-type="float">
            <text:p>489</text:p>
          </table:table-cell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2-14 - 2021-02-20</text:p>
          </table:table-cell>
          <table:table-cell office:value-type="float" office:value="265" calcext:value-type="float">
            <text:p>265</text:p>
          </table:table-cell>
          <table:table-cell office:value-type="float" office:value="382" calcext:value-type="float">
            <text:p>382</text:p>
          </table:table-cell>
          <table:table-cell office:value-type="float" office:value="190" calcext:value-type="float">
            <text:p>19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58" calcext:value-type="float">
            <text:p>2858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2-14 - 2021-02-20</text:p>
          </table:table-cell>
          <table:table-cell office:value-type="float" office:value="142" calcext:value-type="float">
            <text:p>142</text:p>
          </table:table-cell>
          <table:table-cell office:value-type="float" office:value="228" calcext:value-type="float">
            <text:p>228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2-14 - 2021-02-20</text:p>
          </table:table-cell>
          <table:table-cell office:value-type="float" office:value="95" calcext:value-type="float">
            <text:p>95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2-14 - 2021-02-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601" calcext:value-type="float">
            <text:p>601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2-14 - 2021-02-20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45" calcext:value-type="float">
            <text:p>24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2-14 - 2021-02-20</text:p>
          </table:table-cell>
          <table:table-cell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2-14 - 2021-02-20</text:p>
          </table:table-cell>
          <table:table-cell/>
          <table:table-cell table:number-columns-repeated="6" office:value-type="string" calcext:value-type="string">
            <text:p>&lt;5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2-21 - 2021-02-27</text:p>
          </table:table-cell>
          <table:table-cell office:value-type="float" office:value="140" calcext:value-type="float">
            <text:p>140</text:p>
          </table:table-cell>
          <table:table-cell office:value-type="float" office:value="204" calcext:value-type="float">
            <text:p>204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10347" calcext:value-type="float">
            <text:p>10347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2-21 - 2021-02-27</text:p>
          </table:table-cell>
          <table:table-cell office:value-type="float" office:value="455" calcext:value-type="float">
            <text:p>455</text:p>
          </table:table-cell>
          <table:table-cell office:value-type="float" office:value="721" calcext:value-type="float">
            <text:p>721</text:p>
          </table:table-cell>
          <table:table-cell office:value-type="float" office:value="188" calcext:value-type="float">
            <text:p>18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572" calcext:value-type="float">
            <text:p>3572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2-21 - 2021-02-27</text:p>
          </table:table-cell>
          <table:table-cell office:value-type="float" office:value="311" calcext:value-type="float">
            <text:p>311</text:p>
          </table:table-cell>
          <table:table-cell office:value-type="float" office:value="564" calcext:value-type="float">
            <text:p>564</text:p>
          </table:table-cell>
          <table:table-cell office:value-type="float" office:value="206" calcext:value-type="float">
            <text:p>206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526" calcext:value-type="float">
            <text:p>2526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2-21 - 2021-02-27</text:p>
          </table:table-cell>
          <table:table-cell office:value-type="float" office:value="183" calcext:value-type="float">
            <text:p>183</text:p>
          </table:table-cell>
          <table:table-cell office:value-type="float" office:value="350" calcext:value-type="float">
            <text:p>350</text:p>
          </table:table-cell>
          <table:table-cell office:value-type="float" office:value="159" calcext:value-type="float">
            <text:p>159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2-21 - 2021-02-27</text:p>
          </table:table-cell>
          <table:table-cell office:value-type="float" office:value="98" calcext:value-type="float">
            <text:p>98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2-21 - 2021-02-27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office:value-type="float" office:value="91" calcext:value-type="float">
            <text:p>91</text:p>
          </table:table-cell>
          <table:table-cell office:value-type="float" office:value="541" calcext:value-type="float">
            <text:p>541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2-21 - 2021-02-2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248" calcext:value-type="float">
            <text:p>248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2-21 - 2021-02-2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2-21 - 2021-02-27</text:p>
          </table:table-cell>
          <table:table-cell/>
          <table:table-cell office:value-type="string" calcext:value-type="string">
            <text:p>&lt;5</text:p>
          </table:table-cell>
          <table:table-cell/>
          <table:table-cell table:number-columns-repeated="4" office:value-type="string" calcext:value-type="string">
            <text:p>&lt;5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2-28 - 2021-03-06</text:p>
          </table:table-cell>
          <table:table-cell office:value-type="float" office:value="100" calcext:value-type="float">
            <text:p>100</text:p>
          </table:table-cell>
          <table:table-cell office:value-type="float" office:value="312" calcext:value-type="float">
            <text:p>312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12034" calcext:value-type="float">
            <text:p>12034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2-28 - 2021-03-06</text:p>
          </table:table-cell>
          <table:table-cell office:value-type="float" office:value="284" calcext:value-type="float">
            <text:p>284</text:p>
          </table:table-cell>
          <table:table-cell office:value-type="float" office:value="856" calcext:value-type="float">
            <text:p>856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&lt;5</text:p>
          </table:table-cell>
          <table:table-cell office:value-type="float" office:value="38" calcext:value-type="float">
            <text:p>38</text:p>
          </table:table-cell>
          <table:table-cell office:value-type="float" office:value="2669" calcext:value-type="float">
            <text:p>2669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2-28 - 2021-03-06</text:p>
          </table:table-cell>
          <table:table-cell office:value-type="float" office:value="226" calcext:value-type="float">
            <text:p>226</text:p>
          </table:table-cell>
          <table:table-cell office:value-type="float" office:value="713" calcext:value-type="float">
            <text:p>713</text:p>
          </table:table-cell>
          <table:table-cell office:value-type="float" office:value="345" calcext:value-type="float">
            <text:p>345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2-28 - 2021-03-06</text:p>
          </table:table-cell>
          <table:table-cell office:value-type="float" office:value="135" calcext:value-type="float">
            <text:p>135</text:p>
          </table:table-cell>
          <table:table-cell office:value-type="float" office:value="432" calcext:value-type="float">
            <text:p>432</text:p>
          </table:table-cell>
          <table:table-cell office:value-type="float" office:value="247" calcext:value-type="float">
            <text:p>247</text:p>
          </table:table-cell>
          <table:table-cell office:value-type="float" office:value="77" calcext:value-type="float">
            <text:p>7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2-28 - 2021-03-06</text:p>
          </table:table-cell>
          <table:table-cell office:value-type="float" office:value="78" calcext:value-type="float">
            <text:p>78</text:p>
          </table:table-cell>
          <table:table-cell office:value-type="float" office:value="249" calcext:value-type="float">
            <text:p>249</text:p>
          </table:table-cell>
          <table:table-cell office:value-type="float" office:value="157" calcext:value-type="float">
            <text:p>15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723" calcext:value-type="float">
            <text:p>723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2-28 - 2021-03-06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425" calcext:value-type="float">
            <text:p>425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2-28 - 2021-03-06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2-28 - 2021-03-0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2-28 - 2021-03-06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3-07 - 2021-03-13</text:p>
          </table:table-cell>
          <table:table-cell office:value-type="float" office:value="37" calcext:value-type="float">
            <text:p>37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8539" calcext:value-type="float">
            <text:p>8539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3-07 - 2021-03-13</text:p>
          </table:table-cell>
          <table:table-cell office:value-type="float" office:value="117" calcext:value-type="float">
            <text:p>117</text:p>
          </table:table-cell>
          <table:table-cell office:value-type="float" office:value="342" calcext:value-type="float">
            <text:p>342</text:p>
          </table:table-cell>
          <table:table-cell office:value-type="float" office:value="230" calcext:value-type="float">
            <text:p>230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&lt;5</text:p>
          </table:table-cell>
          <table:table-cell office:value-type="float" office:value="31" calcext:value-type="float">
            <text:p>31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3-07 - 2021-03-13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3-07 - 2021-03-13</text:p>
          </table:table-cell>
          <table:table-cell office:value-type="float" office:value="51" calcext:value-type="float">
            <text:p>51</text:p>
          </table:table-cell>
          <table:table-cell office:value-type="float" office:value="205" calcext:value-type="float">
            <text:p>205</text:p>
          </table:table-cell>
          <table:table-cell office:value-type="float" office:value="224" calcext:value-type="float">
            <text:p>224</text:p>
          </table:table-cell>
          <table:table-cell office:value-type="float" office:value="93" calcext:value-type="float">
            <text:p>9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937" calcext:value-type="float">
            <text:p>937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3-07 - 2021-03-13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569" calcext:value-type="float">
            <text:p>569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3-07 - 2021-03-13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  <table:table-cell office:value-type="float" office:value="85" calcext:value-type="float">
            <text:p>85</text:p>
          </table:table-cell>
          <table:table-cell office:value-type="float" office:value="310" calcext:value-type="float">
            <text:p>31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3-07 - 2021-03-1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76" calcext:value-type="float">
            <text:p>76</text:p>
          </table:table-cell>
          <table:table-cell office:value-type="float" office:value="146" calcext:value-type="float">
            <text:p>146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3-07 - 2021-03-13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3-07 - 2021-03-13</text:p>
          </table:table-cell>
          <table:table-cell table:number-columns-repeated="4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3-14 - 2021-03-2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3-14 - 2021-03-20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74" calcext:value-type="float">
            <text:p>974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3-14 - 2021-03-20</text:p>
          </table:table-cell>
          <table:table-cell office:value-type="float" office:value="34" calcext:value-type="float">
            <text:p>34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&lt;5</text:p>
          </table:table-cell>
          <table:table-cell office:value-type="float" office:value="67" calcext:value-type="float">
            <text:p>67</text:p>
          </table:table-cell>
          <table:table-cell office:value-type="float" office:value="808" calcext:value-type="float">
            <text:p>808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3-14 - 2021-03-2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&lt;5</text:p>
          </table:table-cell>
          <table:table-cell office:value-type="float" office:value="72" calcext:value-type="float">
            <text:p>72</text:p>
          </table:table-cell>
          <table:table-cell office:value-type="float" office:value="538" calcext:value-type="float">
            <text:p>538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3-14 - 2021-03-2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71" calcext:value-type="float">
            <text:p>71</text:p>
          </table:table-cell>
          <table:table-cell office:value-type="float" office:value="327" calcext:value-type="float">
            <text:p>327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3-14 - 2021-03-20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3-14 - 2021-03-20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3-14 - 2021-03-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3-14 - 2021-03-20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3-21 - 2021-03-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3-21 - 2021-03-27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14" calcext:value-type="float">
            <text:p>14</text:p>
          </table:table-cell>
          <table:table-cell office:value-type="float" office:value="443" calcext:value-type="float">
            <text:p>443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3-21 - 2021-03-2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431" calcext:value-type="float">
            <text:p>431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3-21 - 2021-03-2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3-21 - 2021-03-27</text:p>
          </table:table-cell>
          <table:table-cell/>
          <table:table-cell table:number-columns-repeated="6" office:value-type="string" calcext:value-type="string">
            <text:p>&lt;5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3-21 - 2021-03-27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3-21 - 2021-03-27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3-28 - 2021-04-0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&lt;5</text:p>
          </table:table-cell>
          <table:table-cell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3-28 - 2021-04-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3-28 - 2021-04-03</text:p>
          </table:table-cell>
          <table:table-cell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3-28 - 2021-04-03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3-28 - 2021-04-0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4-04 - 2021-04-10</text:p>
          </table:table-cell>
          <table:table-cell table:number-columns-repeated="3" office:value-type="string" calcext:value-type="string">
            <text:p>&lt;5</text:p>
          </table:table-cell>
          <table:table-cell table:number-columns-repeated="4"/>
          <table:table-cell office:value-type="string" calcext:value-type="string">
            <text:p>&lt;5</text:p>
          </table:table-cell>
          <table:table-cell office:value-type="float" office:value="709" calcext:value-type="float">
            <text:p>709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4-04 - 2021-04-10</text:p>
          </table:table-cell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4-04 - 2021-04-10</text:p>
          </table:table-cell>
          <table:table-cell table:number-columns-repeated="2"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4-04 - 2021-04-10</text:p>
          </table:table-cell>
          <table:table-cell office:value-type="string" calcext:value-type="string">
            <text:p>&lt;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18" calcext:value-type="float">
            <text:p>118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4-04 - 2021-04-10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4-04 - 2021-04-10</text:p>
          </table:table-cell>
          <table:table-cell table:number-columns-repeated="6" office:value-type="string" calcext:value-type="string">
            <text:p>&lt;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4-04 - 2021-04-10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4-04 - 2021-04-10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4-04 - 2021-04-10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4-11 - 2021-04-17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463" calcext:value-type="float">
            <text:p>463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4-11 - 2021-04-17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4-11 - 2021-04-17</text:p>
          </table:table-cell>
          <table:table-cell table:number-columns-repeated="5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4-11 - 2021-04-17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4-11 - 2021-04-17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4-11 - 2021-04-17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4-11 - 2021-04-17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4-11 - 2021-04-17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4-11 - 2021-04-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4-18 - 2021-04-24</text:p>
          </table:table-cell>
          <table:table-cell/>
          <table:table-cell table:number-columns-repeated="3"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372" calcext:value-type="float">
            <text:p>372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4-18 - 2021-04-24</text:p>
          </table:table-cell>
          <table:table-cell table:number-columns-repeated="4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4-18 - 2021-04-24</text:p>
          </table:table-cell>
          <table:table-cell table:number-columns-repeated="5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4-18 - 2021-04-24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4-18 - 2021-04-24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4-18 - 2021-04-24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4-18 - 2021-04-2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4-18 - 2021-04-24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4-25 - 2021-05-01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281" calcext:value-type="float">
            <text:p>281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4-25 - 2021-05-01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4-25 - 2021-05-01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4-25 - 2021-05-01</text:p>
          </table:table-cell>
          <table:table-cell table:number-columns-repeated="2" office:value-type="string" calcext:value-type="string">
            <text:p>&lt;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4-25 - 2021-05-01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4-25 - 2021-05-01</text:p>
          </table:table-cell>
          <table:table-cell table:number-columns-repeated="7"/>
          <table:table-cell table:number-columns-repeated="2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4-25 - 2021-05-01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4-25 - 2021-05-01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4-25 - 2021-05-01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5-02 - 2021-05-08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5-02 - 2021-05-08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5-02 - 2021-05-08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5-02 - 2021-05-08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5-02 - 2021-05-0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5-02 - 2021-05-08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5-02 - 2021-05-08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5-02 - 2021-05-08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5-02 - 2021-05-08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5-09 - 2021-05-15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office:value-type="string" calcext:value-type="string">
            <text:p>&lt;5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5-09 - 2021-05-1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5-09 - 2021-05-1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5-09 - 2021-05-15</text:p>
          </table:table-cell>
          <table:table-cell/>
          <table:table-cell office:value-type="string" calcext:value-type="string">
            <text:p>&lt;5</text:p>
          </table:table-cell>
          <table:table-cell table:number-columns-repeated="5"/>
          <table:table-cell table:number-columns-repeated="2" office:value-type="float" office:value="10" calcext:value-type="float">
            <text:p>10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5-09 - 2021-05-1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5-09 - 2021-05-1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5-09 - 2021-05-15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5-09 - 2021-05-15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5-16 - 2021-05-22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5-16 - 2021-05-22</text:p>
          </table:table-cell>
          <table:table-cell/>
          <table:table-cell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5-16 - 2021-05-2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5-16 - 2021-05-22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5-16 - 2021-05-2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5-16 - 2021-05-22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5-16 - 2021-05-2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5-16 - 2021-05-22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5-16 - 2021-05-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5-23 - 2021-05-29</text:p>
          </table:table-cell>
          <table:table-cell table:number-columns-repeated="8"/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5-23 - 2021-05-2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5-30 - 2021-06-05</text:p>
          </table:table-cell>
          <table:table-cell table:number-columns-repeated="8"/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5-30 - 2021-06-05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5-30 - 2021-06-0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5-30 - 2021-06-0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5-30 - 2021-06-05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5-30 - 2021-06-0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5-30 - 2021-06-05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5-30 - 2021-06-05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6-06 - 2021-06-12</text:p>
          </table:table-cell>
          <table:table-cell table:number-columns-repeated="8"/>
          <table:table-cell office:value-type="float" office:value="21" calcext:value-type="float">
            <text:p>21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6-06 - 2021-06-12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6-06 - 2021-06-1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6-06 - 2021-06-12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6-06 - 2021-06-1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6-06 - 2021-06-1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6-06 - 2021-06-12</text:p>
          </table:table-cell>
          <table:table-cell table:number-columns-repeated="7"/>
          <table:table-cell table:number-columns-repeated="2"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6-06 - 2021-06-12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6-13 - 2021-06-1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string" calcext:value-type="string">
            <text:p>&lt;5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6-13 - 2021-06-19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6-13 - 2021-06-1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6-13 - 2021-06-19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6-13 - 2021-06-19</text:p>
          </table:table-cell>
          <table:table-cell office:value-type="string" calcext:value-type="string">
            <text:p>&lt;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6-13 - 2021-06-1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6-13 - 2021-06-19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6-13 - 2021-06-19</text:p>
          </table:table-cell>
          <table:table-cell table:number-columns-repeated="8"/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6-20 - 2021-06-2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6-20 - 2021-06-26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6-20 - 2021-06-26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6-27 - 2021-07-0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32" calcext:value-type="float">
            <text:p>832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6-27 - 2021-07-03</text:p>
          </table:table-cell>
          <table:table-cell table:number-columns-repeated="7"/>
          <table:table-cell office:value-type="float" office:value="95" calcext:value-type="float">
            <text:p>95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6-27 - 2021-07-03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6-27 - 2021-07-03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6-27 - 2021-07-03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6-27 - 2021-07-03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6-27 - 2021-07-03</text:p>
          </table:table-cell>
          <table:table-cell table:number-columns-repeated="7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6-27 - 2021-07-03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office:value-type="string" calcext:value-type="string">
            <text:p>&lt;5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6-27 - 2021-07-03</text:p>
          </table:table-cell>
          <table:table-cell table:number-columns-repeated="7"/>
          <table:table-cell office:value-type="string" calcext:value-type="string">
            <text:p>&lt;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7-04 - 2021-07-10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&lt;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7-04 - 2021-07-10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216" calcext:value-type="float">
            <text:p>216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7-04 - 2021-07-10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 office:value-type="float" office:value="84" calcext:value-type="float">
            <text:p>84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7-04 - 2021-07-10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356" calcext:value-type="float">
            <text:p>356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7-04 - 2021-07-10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7-04 - 2021-07-10</text:p>
          </table:table-cell>
          <table:table-cell table:number-columns-repeated="2"/>
          <table:table-cell table:number-columns-repeated="2" office:value-type="string" calcext:value-type="string">
            <text:p>&lt;5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7-04 - 2021-07-10</text:p>
          </table:table-cell>
          <table:table-cell office:value-type="string" calcext:value-type="string">
            <text:p>&lt;5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7-04 - 2021-07-10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7-04 - 2021-07-10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lt;5</text:p>
          </table:table-cell>
        </table:table-row>
        <table:table-row table:style-name="ro1">
          <table:table-cell office:value-type="string" calcext:value-type="string">
            <text:p>0-19</text:p>
          </table:table-cell>
          <table:table-cell office:value-type="string" calcext:value-type="string">
            <text:p>2021-07-11 - 2021-07-17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 table:visibility="filter">
          <table:table-cell office:value-type="string" calcext:value-type="string">
            <text:p>20-29</text:p>
          </table:table-cell>
          <table:table-cell office:value-type="string" calcext:value-type="string">
            <text:p>2021-07-11 - 2021-07-17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124" calcext:value-type="float">
            <text:p>124</text:p>
          </table:table-cell>
        </table:table-row>
        <table:table-row table:style-name="ro1" table:visibility="filter">
          <table:table-cell office:value-type="string" calcext:value-type="string">
            <text:p>30-39</text:p>
          </table:table-cell>
          <table:table-cell office:value-type="string" calcext:value-type="string">
            <text:p>2021-07-11 - 2021-07-17</text:p>
          </table:table-cell>
          <table:table-cell table:number-columns-repeated="3" office:value-type="string" calcext:value-type="string">
            <text:p>&lt;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81" calcext:value-type="float">
            <text:p>481</text:p>
          </table:table-cell>
          <table:table-cell office:value-type="float" office:value="127" calcext:value-type="float">
            <text:p>127</text:p>
          </table:table-cell>
        </table:table-row>
        <table:table-row table:style-name="ro1" table:visibility="filter">
          <table:table-cell office:value-type="string" calcext:value-type="string">
            <text:p>40-49</text:p>
          </table:table-cell>
          <table:table-cell office:value-type="string" calcext:value-type="string">
            <text:p>2021-07-11 - 2021-07-17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office:value-type="float" office:value="113" calcext:value-type="float">
            <text:p>113</text:p>
          </table:table-cell>
        </table:table-row>
        <table:table-row table:style-name="ro1" table:visibility="filter">
          <table:table-cell office:value-type="string" calcext:value-type="string">
            <text:p>50-59</text:p>
          </table:table-cell>
          <table:table-cell office:value-type="string" calcext:value-type="string">
            <text:p>2021-07-11 - 2021-07-17</text:p>
          </table:table-cell>
          <table:table-cell table:number-columns-repeated="2" office:value-type="string" calcext:value-type="string">
            <text:p>&lt;5</text:p>
          </table:table-cell>
          <table:table-cell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366" calcext:value-type="float">
            <text:p>366</text:p>
          </table:table-cell>
          <table:table-cell office:value-type="float" office:value="53" calcext:value-type="float">
            <text:p>53</text:p>
          </table:table-cell>
        </table:table-row>
        <table:table-row table:style-name="ro1" table:visibility="filter">
          <table:table-cell office:value-type="string" calcext:value-type="string">
            <text:p>60-69</text:p>
          </table:table-cell>
          <table:table-cell office:value-type="string" calcext:value-type="string">
            <text:p>2021-07-11 - 2021-07-17</text:p>
          </table:table-cell>
          <table:table-cell table:number-columns-repeated="3"/>
          <table:table-cell office:value-type="string" calcext:value-type="string">
            <text:p>&lt;5</text:p>
          </table:table-cell>
          <table:table-cell table:number-columns-repeated="3"/>
          <table:table-cell office:value-type="float" office:value="363" calcext:value-type="float">
            <text:p>363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filter">
          <table:table-cell office:value-type="string" calcext:value-type="string">
            <text:p>70-79</text:p>
          </table:table-cell>
          <table:table-cell office:value-type="string" calcext:value-type="string">
            <text:p>2021-07-11 - 2021-07-17</text:p>
          </table:table-cell>
          <table:table-cell table:number-columns-repeated="7"/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filter">
          <table:table-cell office:value-type="string" calcext:value-type="string">
            <text:p>80-89</text:p>
          </table:table-cell>
          <table:table-cell office:value-type="string" calcext:value-type="string">
            <text:p>2021-07-11 - 2021-07-17</text:p>
          </table:table-cell>
          <table:table-cell table:number-columns-repeated="7"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filter">
          <table:table-cell table:style-name="ce1" office:value-type="string" calcext:value-type="string">
            <text:p>90+</text:p>
          </table:table-cell>
          <table:table-cell office:value-type="string" calcext:value-type="string">
            <text:p>2021-07-11 - 2021-07-17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string" calcext:value-type="string">
            <text:p>&lt;5</text:p>
          </table:table-cell>
        </table:table-row>
      </table:table>
      <table:named-expressions/>
      <table:database-ranges>
        <table:database-range table:name="__Anonymous_Sheet_DB__0" table:target-range-address="'cases-among-vaccinated-94 (1)'.A1:'cases-among-vaccinated-94 (1)'.K267" table:display-filter-buttons="true">
          <table:filter>
            <table:filter-and>
              <table:filter-condition table:field-number="0" table:value="0-19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7-28T00:06:09.293717163</dc:date>
    <dc:creator>Robert Straka</dc:creator>
    <meta:editing-duration>PT4M6S</meta:editing-duration>
    <meta:editing-cycles>1</meta:editing-cycles>
    <meta:document-statistic meta:table-count="1" meta:cell-count="1915" meta:object-count="2"/>
    <meta:generator>LibreOffice/6.1.5.2$Linux_X86_64 LibreOffice_project/1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74cm" svg:height="13.357cm" xlink:href=".." xlink:type="simple" chart:class="chart:bar" chart:style-name="ch1">
        <chart:legend chart:legend-position="end" svg:x="17.251cm" svg:y="4.387cm" style:legend-expansion="high" chart:style-name="ch2"/>
        <chart:plot-area chart:style-name="ch3" table:cell-range-address="'cases-among-vaccinated-94 (1)'.B1:'cases-among-vaccinated-94 (1)'.K259" chart:data-source-has-labels="both" svg:x="0.493cm" svg:y="0.267cm" svg:width="16.265cm" svg:height="12.823cm">
          <chartooo:coordinate-region svg:x="3.211cm" svg:y="0.267cm" svg:width="13.547cm" svg:height="9.278cm"/>
          <chart:axis chart:dimension="x" chart:name="primary-x" chart:style-name="ch4" chartooo:axis-type="auto">
            <chartooo:date-scale/>
            <chart:categories table:cell-range-address="'cases-among-vaccinated-94 (1)'.B2:'cases-among-vaccinated-94 (1)'.B2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es-among-vaccinated-94 (1)'.C2:'cases-among-vaccinated-94 (1)'.C259" chart:label-cell-address="'cases-among-vaccinated-94 (1)'.C1:'cases-among-vaccinated-94 (1)'.C1" chart:class="chart:bar">
            <chart:data-point chart:repeated="30"/>
          </chart:series>
          <chart:series chart:style-name="ch8" chart:values-cell-range-address="'cases-among-vaccinated-94 (1)'.D2:'cases-among-vaccinated-94 (1)'.D259" chart:label-cell-address="'cases-among-vaccinated-94 (1)'.D1:'cases-among-vaccinated-94 (1)'.D1" chart:class="chart:bar">
            <chart:data-point chart:repeated="30"/>
          </chart:series>
          <chart:series chart:style-name="ch9" chart:values-cell-range-address="'cases-among-vaccinated-94 (1)'.E2:'cases-among-vaccinated-94 (1)'.E259" chart:label-cell-address="'cases-among-vaccinated-94 (1)'.E1:'cases-among-vaccinated-94 (1)'.E1" chart:class="chart:bar">
            <chart:data-point chart:repeated="30"/>
          </chart:series>
          <chart:series chart:style-name="ch10" chart:values-cell-range-address="'cases-among-vaccinated-94 (1)'.F2:'cases-among-vaccinated-94 (1)'.F259" chart:label-cell-address="'cases-among-vaccinated-94 (1)'.F1:'cases-among-vaccinated-94 (1)'.F1" chart:class="chart:bar">
            <chart:data-point chart:repeated="30"/>
          </chart:series>
          <chart:series chart:style-name="ch11" chart:values-cell-range-address="'cases-among-vaccinated-94 (1)'.G2:'cases-among-vaccinated-94 (1)'.G259" chart:label-cell-address="'cases-among-vaccinated-94 (1)'.G1:'cases-among-vaccinated-94 (1)'.G1" chart:class="chart:bar">
            <chart:data-point chart:repeated="30"/>
          </chart:series>
          <chart:series chart:style-name="ch12" chart:values-cell-range-address="'cases-among-vaccinated-94 (1)'.H2:'cases-among-vaccinated-94 (1)'.H259" chart:label-cell-address="'cases-among-vaccinated-94 (1)'.H1:'cases-among-vaccinated-94 (1)'.H1" chart:class="chart:bar">
            <chart:data-point chart:repeated="30"/>
          </chart:series>
          <chart:series chart:style-name="ch13" chart:values-cell-range-address="'cases-among-vaccinated-94 (1)'.I2:'cases-among-vaccinated-94 (1)'.I259" chart:label-cell-address="'cases-among-vaccinated-94 (1)'.I1:'cases-among-vaccinated-94 (1)'.I1" chart:class="chart:bar">
            <chart:data-point chart:repeated="30"/>
          </chart:series>
          <chart:series chart:style-name="ch14" chart:values-cell-range-address="'cases-among-vaccinated-94 (1)'.J2:'cases-among-vaccinated-94 (1)'.J259" chart:label-cell-address="'cases-among-vaccinated-94 (1)'.J1:'cases-among-vaccinated-94 (1)'.J1" chart:class="chart:bar">
            <chart:data-point chart:repeated="30"/>
          </chart:series>
          <chart:series chart:style-name="ch15" chart:values-cell-range-address="'cases-among-vaccinated-94 (1)'.K2:'cases-among-vaccinated-94 (1)'.K259" chart:label-cell-address="'cases-among-vaccinated-94 (1)'.K1:'cases-among-vaccinated-94 (1)'.K1" chart:class="chart:bar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_1_6_days_after_1st_dose</text:p>
                <draw:g>
                  <svg:desc>'cases-among-vaccinated-94 (1)'.C1:'cases-among-vaccinated-94 (1)'.C1</svg:desc>
                </draw:g>
              </table:table-cell>
              <table:table-cell office:value-type="string">
                <text:p>positive_7_13_days_after_1st_dose</text:p>
                <draw:g>
                  <svg:desc>'cases-among-vaccinated-94 (1)'.D1:'cases-among-vaccinated-94 (1)'.D1</svg:desc>
                </draw:g>
              </table:table-cell>
              <table:table-cell office:value-type="string">
                <text:p>positive_14_20_days_after_1st_dose</text:p>
                <draw:g>
                  <svg:desc>'cases-among-vaccinated-94 (1)'.E1:'cases-among-vaccinated-94 (1)'.E1</svg:desc>
                </draw:g>
              </table:table-cell>
              <table:table-cell office:value-type="string">
                <text:p>positive_above_20_days_after_1st_dose</text:p>
                <draw:g>
                  <svg:desc>'cases-among-vaccinated-94 (1)'.F1:'cases-among-vaccinated-94 (1)'.F1</svg:desc>
                </draw:g>
              </table:table-cell>
              <table:table-cell office:value-type="string">
                <text:p>positive_1_6_days_after_2nd_dose</text:p>
                <draw:g>
                  <svg:desc>'cases-among-vaccinated-94 (1)'.G1:'cases-among-vaccinated-94 (1)'.G1</svg:desc>
                </draw:g>
              </table:table-cell>
              <table:table-cell office:value-type="string">
                <text:p>positive_7_13_days_after_2nd_dose</text:p>
                <draw:g>
                  <svg:desc>'cases-among-vaccinated-94 (1)'.H1:'cases-among-vaccinated-94 (1)'.H1</svg:desc>
                </draw:g>
              </table:table-cell>
              <table:table-cell office:value-type="string">
                <text:p>positive_14_20_days_after_2nd_dose</text:p>
                <draw:g>
                  <svg:desc>'cases-among-vaccinated-94 (1)'.I1:'cases-among-vaccinated-94 (1)'.I1</svg:desc>
                </draw:g>
              </table:table-cell>
              <table:table-cell office:value-type="string">
                <text:p>positive_above_20_days_after_2nd_dose</text:p>
                <draw:g>
                  <svg:desc>'cases-among-vaccinated-94 (1)'.J1:'cases-among-vaccinated-94 (1)'.J1</svg:desc>
                </draw:g>
              </table:table-cell>
              <table:table-cell office:value-type="string">
                <text:p>Sum_positive_without_vaccination</text:p>
                <draw:g>
                  <svg:desc>'cases-among-vaccinated-94 (1)'.K1:'cases-among-vaccinated-94 (1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0 - 2020-12-26</text:p>
                <draw:g>
                  <svg:desc>'cases-among-vaccinated-94 (1)'.B2:'cases-among-vaccinated-94 (1)'.B259</svg:desc>
                </draw:g>
              </table:table-cell>
              <table:table-cell office:value-type="float" office:value="NaN">
                <text:p>NaN</text:p>
                <draw:g>
                  <svg:desc>'cases-among-vaccinated-94 (1)'.C2:'cases-among-vaccinated-94 (1)'.C259</svg:desc>
                </draw:g>
              </table:table-cell>
              <table:table-cell office:value-type="float" office:value="NaN">
                <text:p>NaN</text:p>
                <draw:g>
                  <svg:desc>'cases-among-vaccinated-94 (1)'.D2:'cases-among-vaccinated-94 (1)'.D259</svg:desc>
                </draw:g>
              </table:table-cell>
              <table:table-cell office:value-type="float" office:value="NaN">
                <text:p>NaN</text:p>
                <draw:g>
                  <svg:desc>'cases-among-vaccinated-94 (1)'.E2:'cases-among-vaccinated-94 (1)'.E259</svg:desc>
                </draw:g>
              </table:table-cell>
              <table:table-cell office:value-type="float" office:value="NaN">
                <text:p>NaN</text:p>
                <draw:g>
                  <svg:desc>'cases-among-vaccinated-94 (1)'.F2:'cases-among-vaccinated-94 (1)'.F259</svg:desc>
                </draw:g>
              </table:table-cell>
              <table:table-cell office:value-type="float" office:value="NaN">
                <text:p>NaN</text:p>
                <draw:g>
                  <svg:desc>'cases-among-vaccinated-94 (1)'.G2:'cases-among-vaccinated-94 (1)'.G259</svg:desc>
                </draw:g>
              </table:table-cell>
              <table:table-cell office:value-type="float" office:value="NaN">
                <text:p>NaN</text:p>
                <draw:g>
                  <svg:desc>'cases-among-vaccinated-94 (1)'.H2:'cases-among-vaccinated-94 (1)'.H259</svg:desc>
                </draw:g>
              </table:table-cell>
              <table:table-cell office:value-type="float" office:value="NaN">
                <text:p>NaN</text:p>
                <draw:g>
                  <svg:desc>'cases-among-vaccinated-94 (1)'.I2:'cases-among-vaccinated-94 (1)'.I259</svg:desc>
                </draw:g>
              </table:table-cell>
              <table:table-cell office:value-type="float" office:value="NaN">
                <text:p>NaN</text:p>
                <draw:g>
                  <svg:desc>'cases-among-vaccinated-94 (1)'.J2:'cases-among-vaccinated-94 (1)'.J259</svg:desc>
                </draw:g>
              </table:table-cell>
              <table:table-cell office:value-type="float" office:value="7835">
                <text:p>7835</text:p>
                <draw:g>
                  <svg:desc>'cases-among-vaccinated-94 (1)'.K2:'cases-among-vaccinated-94 (1)'.K259</svg:desc>
                </draw:g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9">
                <text:p>12329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76">
                <text:p>17676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39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5">
                <text:p>21605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4">
                <text:p>19214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217">
                <text:p>217</text:p>
              </table:table-cell>
              <table:table-cell office:value-type="float" office:value="134">
                <text:p>134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306">
                <text:p>306</text:p>
              </table:table-cell>
              <table:table-cell office:value-type="float" office:value="656">
                <text:p>656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142">
                <text:p>142</text:p>
              </table:table-cell>
              <table:table-cell office:value-type="float" office:value="418">
                <text:p>418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4">
                <text:p>14004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140">
                <text:p>140</text:p>
              </table:table-cell>
              <table:table-cell office:value-type="float" office:value="204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347">
                <text:p>10347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100">
                <text:p>100</text:p>
              </table:table-cell>
              <table:table-cell office:value-type="float" office:value="312">
                <text:p>312</text:p>
              </table:table-cell>
              <table:table-cell office:value-type="float" office:value="85">
                <text:p>85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37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9">
                <text:p>8539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1757">
                <text:p>17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674cm" svg:height="13.357cm" xlink:href=".." xlink:type="simple" chart:class="chart:bar" chart:style-name="ch1">
        <chart:legend chart:legend-position="end" svg:x="17.251cm" svg:y="4.387cm" style:legend-expansion="high" chart:style-name="ch2"/>
        <chart:plot-area chart:style-name="ch3" table:cell-range-address="'cases-among-vaccinated-94 (1)'.B1:'cases-among-vaccinated-94 (1)'.K259" chart:data-source-has-labels="both" svg:x="0.493cm" svg:y="0.267cm" svg:width="16.265cm" svg:height="12.823cm">
          <chartooo:coordinate-region svg:x="3.211cm" svg:y="0.267cm" svg:width="13.547cm" svg:height="9.278cm"/>
          <chart:axis chart:dimension="x" chart:name="primary-x" chart:style-name="ch4" chartooo:axis-type="auto">
            <chartooo:date-scale/>
            <chart:categories table:cell-range-address="'cases-among-vaccinated-94 (1)'.B2:'cases-among-vaccinated-94 (1)'.B25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ases-among-vaccinated-94 (1)'.C2:'cases-among-vaccinated-94 (1)'.C259" chart:label-cell-address="'cases-among-vaccinated-94 (1)'.C1:'cases-among-vaccinated-94 (1)'.C1" chart:class="chart:bar">
            <chart:data-point chart:repeated="30"/>
          </chart:series>
          <chart:series chart:style-name="ch8" chart:values-cell-range-address="'cases-among-vaccinated-94 (1)'.D2:'cases-among-vaccinated-94 (1)'.D259" chart:label-cell-address="'cases-among-vaccinated-94 (1)'.D1:'cases-among-vaccinated-94 (1)'.D1" chart:class="chart:bar">
            <chart:data-point chart:repeated="30"/>
          </chart:series>
          <chart:series chart:style-name="ch9" chart:values-cell-range-address="'cases-among-vaccinated-94 (1)'.E2:'cases-among-vaccinated-94 (1)'.E259" chart:label-cell-address="'cases-among-vaccinated-94 (1)'.E1:'cases-among-vaccinated-94 (1)'.E1" chart:class="chart:bar">
            <chart:data-point chart:repeated="30"/>
          </chart:series>
          <chart:series chart:style-name="ch10" chart:values-cell-range-address="'cases-among-vaccinated-94 (1)'.F2:'cases-among-vaccinated-94 (1)'.F259" chart:label-cell-address="'cases-among-vaccinated-94 (1)'.F1:'cases-among-vaccinated-94 (1)'.F1" chart:class="chart:bar">
            <chart:data-point chart:repeated="30"/>
          </chart:series>
          <chart:series chart:style-name="ch11" chart:values-cell-range-address="'cases-among-vaccinated-94 (1)'.G2:'cases-among-vaccinated-94 (1)'.G259" chart:label-cell-address="'cases-among-vaccinated-94 (1)'.G1:'cases-among-vaccinated-94 (1)'.G1" chart:class="chart:bar">
            <chart:data-point chart:repeated="30"/>
          </chart:series>
          <chart:series chart:style-name="ch12" chart:values-cell-range-address="'cases-among-vaccinated-94 (1)'.H2:'cases-among-vaccinated-94 (1)'.H259" chart:label-cell-address="'cases-among-vaccinated-94 (1)'.H1:'cases-among-vaccinated-94 (1)'.H1" chart:class="chart:bar">
            <chart:data-point chart:repeated="30"/>
          </chart:series>
          <chart:series chart:style-name="ch13" chart:values-cell-range-address="'cases-among-vaccinated-94 (1)'.I2:'cases-among-vaccinated-94 (1)'.I259" chart:label-cell-address="'cases-among-vaccinated-94 (1)'.I1:'cases-among-vaccinated-94 (1)'.I1" chart:class="chart:bar">
            <chart:data-point chart:repeated="30"/>
          </chart:series>
          <chart:series chart:style-name="ch14" chart:values-cell-range-address="'cases-among-vaccinated-94 (1)'.J2:'cases-among-vaccinated-94 (1)'.J259" chart:label-cell-address="'cases-among-vaccinated-94 (1)'.J1:'cases-among-vaccinated-94 (1)'.J1" chart:class="chart:bar">
            <chart:data-point chart:repeated="30"/>
          </chart:series>
          <chart:series chart:style-name="ch15" chart:values-cell-range-address="'cases-among-vaccinated-94 (1)'.K2:'cases-among-vaccinated-94 (1)'.K259" chart:label-cell-address="'cases-among-vaccinated-94 (1)'.K1:'cases-among-vaccinated-94 (1)'.K1" chart:class="chart:bar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_1_6_days_after_1st_dose</text:p>
                <draw:g>
                  <svg:desc>'cases-among-vaccinated-94 (1)'.C1:'cases-among-vaccinated-94 (1)'.C1</svg:desc>
                </draw:g>
              </table:table-cell>
              <table:table-cell office:value-type="string">
                <text:p>positive_7_13_days_after_1st_dose</text:p>
                <draw:g>
                  <svg:desc>'cases-among-vaccinated-94 (1)'.D1:'cases-among-vaccinated-94 (1)'.D1</svg:desc>
                </draw:g>
              </table:table-cell>
              <table:table-cell office:value-type="string">
                <text:p>positive_14_20_days_after_1st_dose</text:p>
                <draw:g>
                  <svg:desc>'cases-among-vaccinated-94 (1)'.E1:'cases-among-vaccinated-94 (1)'.E1</svg:desc>
                </draw:g>
              </table:table-cell>
              <table:table-cell office:value-type="string">
                <text:p>positive_above_20_days_after_1st_dose</text:p>
                <draw:g>
                  <svg:desc>'cases-among-vaccinated-94 (1)'.F1:'cases-among-vaccinated-94 (1)'.F1</svg:desc>
                </draw:g>
              </table:table-cell>
              <table:table-cell office:value-type="string">
                <text:p>positive_1_6_days_after_2nd_dose</text:p>
                <draw:g>
                  <svg:desc>'cases-among-vaccinated-94 (1)'.G1:'cases-among-vaccinated-94 (1)'.G1</svg:desc>
                </draw:g>
              </table:table-cell>
              <table:table-cell office:value-type="string">
                <text:p>positive_7_13_days_after_2nd_dose</text:p>
                <draw:g>
                  <svg:desc>'cases-among-vaccinated-94 (1)'.H1:'cases-among-vaccinated-94 (1)'.H1</svg:desc>
                </draw:g>
              </table:table-cell>
              <table:table-cell office:value-type="string">
                <text:p>positive_14_20_days_after_2nd_dose</text:p>
                <draw:g>
                  <svg:desc>'cases-among-vaccinated-94 (1)'.I1:'cases-among-vaccinated-94 (1)'.I1</svg:desc>
                </draw:g>
              </table:table-cell>
              <table:table-cell office:value-type="string">
                <text:p>positive_above_20_days_after_2nd_dose</text:p>
                <draw:g>
                  <svg:desc>'cases-among-vaccinated-94 (1)'.J1:'cases-among-vaccinated-94 (1)'.J1</svg:desc>
                </draw:g>
              </table:table-cell>
              <table:table-cell office:value-type="string">
                <text:p>Sum_positive_without_vaccination</text:p>
                <draw:g>
                  <svg:desc>'cases-among-vaccinated-94 (1)'.K1:'cases-among-vaccinated-94 (1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2-20 - 2020-12-26</text:p>
                <draw:g>
                  <svg:desc>'cases-among-vaccinated-94 (1)'.B2:'cases-among-vaccinated-94 (1)'.B259</svg:desc>
                </draw:g>
              </table:table-cell>
              <table:table-cell office:value-type="float" office:value="NaN">
                <text:p>NaN</text:p>
                <draw:g>
                  <svg:desc>'cases-among-vaccinated-94 (1)'.C2:'cases-among-vaccinated-94 (1)'.C259</svg:desc>
                </draw:g>
              </table:table-cell>
              <table:table-cell office:value-type="float" office:value="NaN">
                <text:p>NaN</text:p>
                <draw:g>
                  <svg:desc>'cases-among-vaccinated-94 (1)'.D2:'cases-among-vaccinated-94 (1)'.D259</svg:desc>
                </draw:g>
              </table:table-cell>
              <table:table-cell office:value-type="float" office:value="NaN">
                <text:p>NaN</text:p>
                <draw:g>
                  <svg:desc>'cases-among-vaccinated-94 (1)'.E2:'cases-among-vaccinated-94 (1)'.E259</svg:desc>
                </draw:g>
              </table:table-cell>
              <table:table-cell office:value-type="float" office:value="NaN">
                <text:p>NaN</text:p>
                <draw:g>
                  <svg:desc>'cases-among-vaccinated-94 (1)'.F2:'cases-among-vaccinated-94 (1)'.F259</svg:desc>
                </draw:g>
              </table:table-cell>
              <table:table-cell office:value-type="float" office:value="NaN">
                <text:p>NaN</text:p>
                <draw:g>
                  <svg:desc>'cases-among-vaccinated-94 (1)'.G2:'cases-among-vaccinated-94 (1)'.G259</svg:desc>
                </draw:g>
              </table:table-cell>
              <table:table-cell office:value-type="float" office:value="NaN">
                <text:p>NaN</text:p>
                <draw:g>
                  <svg:desc>'cases-among-vaccinated-94 (1)'.H2:'cases-among-vaccinated-94 (1)'.H259</svg:desc>
                </draw:g>
              </table:table-cell>
              <table:table-cell office:value-type="float" office:value="NaN">
                <text:p>NaN</text:p>
                <draw:g>
                  <svg:desc>'cases-among-vaccinated-94 (1)'.I2:'cases-among-vaccinated-94 (1)'.I259</svg:desc>
                </draw:g>
              </table:table-cell>
              <table:table-cell office:value-type="float" office:value="NaN">
                <text:p>NaN</text:p>
                <draw:g>
                  <svg:desc>'cases-among-vaccinated-94 (1)'.J2:'cases-among-vaccinated-94 (1)'.J259</svg:desc>
                </draw:g>
              </table:table-cell>
              <table:table-cell office:value-type="float" office:value="7835">
                <text:p>7835</text:p>
                <draw:g>
                  <svg:desc>'cases-among-vaccinated-94 (1)'.K2:'cases-among-vaccinated-94 (1)'.K259</svg:desc>
                </draw:g>
              </table:table-cell>
            </table:table-row>
            <table:table-row>
              <table:table-cell office:value-type="string">
                <text:p>2020-12-27 - 2021-01-02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29">
                <text:p>12329</text:p>
              </table:table-cell>
            </table:table-row>
            <table:table-row>
              <table:table-cell office:value-type="string">
                <text:p>2021-01-03 - 2021-01-09</text:p>
              </table:table-cell>
              <table:table-cell office:value-type="float" office:value="89">
                <text:p>8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76">
                <text:p>17676</text:p>
              </table:table-cell>
            </table:table-row>
            <table:table-row>
              <table:table-cell office:value-type="string">
                <text:p>2021-01-10 - 2021-01-16</text:p>
              </table:table-cell>
              <table:table-cell office:value-type="float" office:value="39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05">
                <text:p>21605</text:p>
              </table:table-cell>
            </table:table-row>
            <table:table-row>
              <table:table-cell office:value-type="string">
                <text:p>2021-01-17 - 2021-01-23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14">
                <text:p>19214</text:p>
              </table:table-cell>
            </table:table-row>
            <table:table-row>
              <table:table-cell office:value-type="string">
                <text:p>2021-01-24 - 2021-01-30</text:p>
              </table:table-cell>
              <table:table-cell office:value-type="float" office:value="217">
                <text:p>217</text:p>
              </table:table-cell>
              <table:table-cell office:value-type="float" office:value="134">
                <text:p>134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00">
                <text:p>17900</text:p>
              </table:table-cell>
            </table:table-row>
            <table:table-row>
              <table:table-cell office:value-type="string">
                <text:p>2021-01-31 - 2021-02-06</text:p>
              </table:table-cell>
              <table:table-cell office:value-type="float" office:value="306">
                <text:p>306</text:p>
              </table:table-cell>
              <table:table-cell office:value-type="float" office:value="656">
                <text:p>656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33">
                <text:p>17733</text:p>
              </table:table-cell>
            </table:table-row>
            <table:table-row>
              <table:table-cell office:value-type="string">
                <text:p>2021-02-07 - 2021-02-13</text:p>
              </table:table-cell>
              <table:table-cell office:value-type="float" office:value="142">
                <text:p>142</text:p>
              </table:table-cell>
              <table:table-cell office:value-type="float" office:value="418">
                <text:p>418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04">
                <text:p>14004</text:p>
              </table:table-cell>
            </table:table-row>
            <table:table-row>
              <table:table-cell office:value-type="string">
                <text:p>2021-02-14 - 2021-02-20</text:p>
              </table:table-cell>
              <table:table-cell office:value-type="float" office:value="112">
                <text:p>112</text:p>
              </table:table-cell>
              <table:table-cell office:value-type="float" office:value="120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2021-02-21 - 2021-02-27</text:p>
              </table:table-cell>
              <table:table-cell office:value-type="float" office:value="140">
                <text:p>140</text:p>
              </table:table-cell>
              <table:table-cell office:value-type="float" office:value="204">
                <text:p>204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347">
                <text:p>10347</text:p>
              </table:table-cell>
            </table:table-row>
            <table:table-row>
              <table:table-cell office:value-type="string">
                <text:p>2021-02-28 - 2021-03-06</text:p>
              </table:table-cell>
              <table:table-cell office:value-type="float" office:value="100">
                <text:p>100</text:p>
              </table:table-cell>
              <table:table-cell office:value-type="float" office:value="312">
                <text:p>312</text:p>
              </table:table-cell>
              <table:table-cell office:value-type="float" office:value="85">
                <text:p>85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034">
                <text:p>12034</text:p>
              </table:table-cell>
            </table:table-row>
            <table:table-row>
              <table:table-cell office:value-type="string">
                <text:p>2021-03-07 - 2021-03-13</text:p>
              </table:table-cell>
              <table:table-cell office:value-type="float" office:value="37">
                <text:p>37</text:p>
              </table:table-cell>
              <table:table-cell office:value-type="float" office:value="128">
                <text:p>128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39">
                <text:p>8539</text:p>
              </table:table-cell>
            </table:table-row>
            <table:table-row>
              <table:table-cell office:value-type="string">
                <text:p>2021-03-14 - 2021-03-20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385">
                <text:p>4385</text:p>
              </table:table-cell>
            </table:table-row>
            <table:table-row>
              <table:table-cell office:value-type="string">
                <text:p>2021-03-21 - 2021-03-2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021-03-28 - 2021-04-0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021-04-04 - 2021-04-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021-04-11 - 2021-04-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21-04-18 - 2021-04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21-04-25 - 2021-05-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021-05-02 - 2021-05-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21-05-09 - 2021-05-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21-05-16 - 2021-05-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21-05-23 - 2021-0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21-05-30 - 2021-06-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1-06-06 - 2021-06-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21-06-13 - 2021-06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21-06-20 - 2021-06-2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021-06-27 - 2021-07-03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2021-07-04 - 2021-07-10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021-07-11 - 2021-07-17</text:p>
              </table:table-cell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1757">
                <text:p>17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